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font-name-complex="Calibri Light"/>
    </style:style>
    <style:style style:name="TableColumn3" style:family="table-column">
      <style:table-column-properties style:column-width="1.5208in" style:use-optimal-column-width="false"/>
    </style:style>
    <style:style style:name="TableColumn4" style:family="table-column">
      <style:table-column-properties style:column-width="1.2965in" style:use-optimal-column-width="false"/>
    </style:style>
    <style:style style:name="TableColumn5" style:family="table-column">
      <style:table-column-properties style:column-width="1.3138in" style:use-optimal-column-width="false"/>
    </style:style>
    <style:style style:name="TableColumn6" style:family="table-column">
      <style:table-column-properties style:column-width="1.2652in" style:use-optimal-column-width="false"/>
    </style:style>
    <style:style style:name="TableColumn7" style:family="table-column">
      <style:table-column-properties style:column-width="1.3326in" style:use-optimal-column-width="false"/>
    </style:style>
    <style:style style:name="Table2" style:family="table">
      <style:table-properties style:width="6.7291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7F7F7F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11" style:family="table-cell">
      <style:table-cell-properties fo:border="0.0069in solid #7F7F7F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13" style:family="table-cell">
      <style:table-cell-properties fo:border="0.0069in solid #7F7F7F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15" style:family="table-cell">
      <style:table-cell-properties fo:border="0.0069in solid #7F7F7F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17" style:family="table-cell">
      <style:table-cell-properties fo:border="0.0069in solid #7F7F7F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22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24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26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28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P30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7F7F7F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34" style:family="table-cell">
      <style:table-cell-properties fo:border="0.0069in solid #7F7F7F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36" style:family="table-cell">
      <style:table-cell-properties fo:border="0.0069in solid #7F7F7F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38" style:family="table-cell">
      <style:table-cell-properties fo:border="0.0069in solid #7F7F7F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40" style:family="table-cell">
      <style:table-cell-properties fo:border="0.0069in solid #7F7F7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45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47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49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51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7F7F7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56" style:family="table-cell">
      <style:table-cell-properties fo:border="0.0069in solid #7F7F7F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58" style:family="table-cell">
      <style:table-cell-properties fo:border="0.0069in solid #7F7F7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60" style:family="table-cell">
      <style:table-cell-properties fo:border="0.0069in solid #7F7F7F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62" style:family="table-cell">
      <style:table-cell-properties fo:border="0.0069in solid #7F7F7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67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69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71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73" style:family="table-cell">
      <style:table-cell-properties fo:border-top="none" fo:border-left="0.0069in solid #7F7F7F" fo:border-bottom="none" fo:border-right="0.0069in solid #7F7F7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7F7F7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78" style:family="table-cell">
      <style:table-cell-properties fo:border="0.0069in solid #7F7F7F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80" style:family="table-cell">
      <style:table-cell-properties fo:border="0.0069in solid #7F7F7F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P82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83" style:family="table-cell">
      <style:table-cell-properties fo:border="0.0069in solid #7F7F7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85" style:family="table-cell">
      <style:table-cell-properties fo:border="0.0069in solid #7F7F7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font-size="10.5pt" style:font-size-asian="10.5pt" style:font-size-complex="10.5pt"/>
    </style:style>
    <style:style style:name="TableCell90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92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94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TableCell96" style:family="table-cell">
      <style:table-cell-properties fo:border-top="none" fo:border-left="0.0069in solid #7F7F7F" fo:border-bottom="0.0069in solid #7F7F7F" fo:border-right="0.0069in solid #7F7F7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Calibri Light" style:font-name-complex="Calibri Light" fo:font-size="10.5pt" style:font-size-asian="10.5pt" style:font-size-complex="10.5pt"/>
    </style:style>
    <style:style style:name="P98" style:parent-style-name="Standard" style:family="paragraph">
      <style:paragraph-properties fo:text-align="center"/>
      <style:text-properties style:font-name="Calibri Light" style:font-name-complex="Calibri Light"/>
    </style:style>
  </office:automatic-styles>
  <office:body>
    <office:text text:use-soft-page-breaks="true">
      <text:h text:style-name="P1" text:outline-level="1">Arbeitsnachwei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ufgabe</text:p>
          </table:table-cell>
          <table:table-cell table:style-name="TableCell11">
            <text:p text:style-name="P12">Mitglieder</text:p>
          </table:table-cell>
          <table:table-cell table:style-name="TableCell13">
            <text:p text:style-name="P14">Beschreibung</text:p>
          </table:table-cell>
          <table:table-cell table:style-name="TableCell15">
            <text:p text:style-name="P16">Zeit</text:p>
          </table:table-cell>
          <table:table-cell table:style-name="TableCell17">
            <text:p text:style-name="P18">Datum</text:p>
          </table:table-cell>
        </table:table-row>
        <table:table-row table:style-name="TableRow19">
          <table:table-cell table:style-name="TableCell20">
            <text:p text:style-name="P21">APIs durchgeguckt</text:p>
          </table:table-cell>
          <table:table-cell table:style-name="TableCell22">
            <text:p text:style-name="P23">Lucas Bernard</text:p>
          </table:table-cell>
          <table:table-cell table:style-name="TableCell24">
            <text:p text:style-name="P25">Alternative DB APIs angeguckt und ausprobiert</text:p>
          </table:table-cell>
          <table:table-cell table:style-name="TableCell26">
            <text:p text:style-name="P27">0,5h</text:p>
          </table:table-cell>
          <table:table-cell table:style-name="TableCell28">
            <text:p text:style-name="P29">17.01.23</text:p>
            <text:p text:style-name="P30"/>
          </table:table-cell>
        </table:table-row>
        <table:table-row table:style-name="TableRow31">
          <table:table-cell table:style-name="TableCell32">
            <text:p text:style-name="P33">Funktion zur Interaktion der<text:s/>API</text:p>
          </table:table-cell>
          <table:table-cell table:style-name="TableCell34">
            <text:p text:style-name="P35">Lucas Bernard</text:p>
          </table:table-cell>
          <table:table-cell table:style-name="TableCell36">
            <text:p text:style-name="P37">Eine vielfältig gut einsetzbare Funktion, wo man alle Endpunkte ansprechen kann</text:p>
          </table:table-cell>
          <table:table-cell table:style-name="TableCell38">
            <text:p text:style-name="P39">0,5h</text:p>
          </table:table-cell>
          <table:table-cell table:style-name="TableCell40">
            <text:p text:style-name="P41">17.01.23</text:p>
          </table:table-cell>
        </table:table-row>
        <table:table-row table:style-name="TableRow42">
          <table:table-cell table:style-name="TableCell43">
            <text:p text:style-name="P44">Simple Projektinitialisierung</text:p>
          </table:table-cell>
          <table:table-cell table:style-name="TableCell45">
            <text:p text:style-name="P46">Lucas Bernard</text:p>
          </table:table-cell>
          <table:table-cell table:style-name="TableCell47">
            <text:p text:style-name="P48">HTML-Konstrukt, Dateistruktur, Kleine erste Ausgabe der API auf der Seite</text:p>
          </table:table-cell>
          <table:table-cell table:style-name="TableCell49">
            <text:p text:style-name="P50">0,5h</text:p>
          </table:table-cell>
          <table:table-cell table:style-name="TableCell51">
            <text:p text:style-name="P52">17.01.23</text:p>
          </table:table-cell>
        </table:table-row>
        <table:table-row table:style-name="TableRow53">
          <table:table-cell table:style-name="TableCell54">
            <text:p text:style-name="P55">Basic<text:s/>Front-End Design (CSS)</text:p>
          </table:table-cell>
          <table:table-cell table:style-name="TableCell56">
            <text:p text:style-name="P57">Lucas Bernard</text:p>
          </table:table-cell>
          <table:table-cell table:style-name="TableCell58">
            <text:p text:style-name="P59">CSS Styling der Seite</text:p>
          </table:table-cell>
          <table:table-cell table:style-name="TableCell60">
            <text:p text:style-name="P61">1h</text:p>
          </table:table-cell>
          <table:table-cell table:style-name="TableCell62">
            <text:p text:style-name="P63">18.01.23</text:p>
          </table:table-cell>
        </table:table-row>
        <table:table-row table:style-name="TableRow64">
          <table:table-cell table:style-name="TableCell65">
            <text:p text:style-name="P66">API-Funktionen erweitert</text:p>
          </table:table-cell>
          <table:table-cell table:style-name="TableCell67">
            <text:p text:style-name="P68">Lucas Bernard</text:p>
          </table:table-cell>
          <table:table-cell table:style-name="TableCell69">
            <text:p text:style-name="P70">API Funktionen in der ApiService Klasse verbessert und performanter gemacht</text:p>
          </table:table-cell>
          <table:table-cell table:style-name="TableCell71">
            <text:p text:style-name="P72">0,5h</text:p>
          </table:table-cell>
          <table:table-cell table:style-name="TableCell73">
            <text:p text:style-name="P74">18.01.23</text:p>
          </table:table-cell>
        </table:table-row>
        <table:table-row table:style-name="TableRow75">
          <table:table-cell table:style-name="TableCell76">
            <text:p text:style-name="P77">Mehrere Seiten initialisiert</text:p>
          </table:table-cell>
          <table:table-cell table:style-name="TableCell78">
            <text:p text:style-name="P79">Lucas Bernard</text:p>
          </table:table-cell>
          <table:table-cell table:style-name="TableCell80">
            <text:p text:style-name="P81">Tabs im Front-End und Standard Seitenconent für Route.php und und Station.php</text:p>
            <text:p text:style-name="P82"/>
          </table:table-cell>
          <table:table-cell table:style-name="TableCell83">
            <text:p text:style-name="P84">1h</text:p>
          </table:table-cell>
          <table:table-cell table:style-name="TableCell85">
            <text:p text:style-name="P86">07.02.23</text:p>
          </table:table-cell>
        </table:table-row>
        <table:table-row table:style-name="TableRow87">
          <table:table-cell table:style-name="TableCell88">
            <text:p text:style-name="P89">Error Handeling</text:p>
          </table:table-cell>
          <table:table-cell table:style-name="TableCell90">
            <text:p text:style-name="P91">Lucas Bernard</text:p>
          </table:table-cell>
          <table:table-cell table:style-name="TableCell92">
            <text:p text:style-name="P93">Error-Klasse und Errorhandeling einiger Funktionen</text:p>
          </table:table-cell>
          <table:table-cell table:style-name="TableCell94">
            <text:p text:style-name="P95">0,5h</text:p>
          </table:table-cell>
          <table:table-cell table:style-name="TableCell96">
            <text:p text:style-name="P97">07.02.23</text:p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Yu Gothic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rnard, Lucas-Fabien</dc:creator>
    <meta:creation-date>2009-04-16T11:32:00Z</meta:creation-date>
    <dc:date>2023-02-07T12:44:00Z</dc:date>
    <meta:template xlink:href="Normal.dotm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9" meta:character-count="868" meta:row-count="6" meta:non-whitespace-character-count="750"/>
  </office:meta>
</office:document-meta>
</file>